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760000002947AFB4E0F5E5E60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doni 72 Oldstyle1" svg:font-family="'Bodoni 72 Oldstyle'" style:font-pitch="variable"/>
    <style:font-face style:name="Bodoni 72 Oldstyle" svg:font-family="'Bodoni 72 Oldstyle'" style:font-adornments="Book" style:font-pitch="variable"/>
    <style:font-face style:name="Bodoni 72 Smallcaps" svg:font-family="'Bodoni 72 Smallcaps'" style:font-adornments="Negri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-left="none" fo:border-right="none" fo:border-top="none" fo:border-bottom="0.06pt solid #000000" style:shadow="none">
        <style:tab-stops>
          <style:tab-stop style:position="1.588cm"/>
          <style:tab-stop style:position="16.907cm" style:type="right"/>
        </style:tab-stops>
      </style:paragraph-properties>
    </style:style>
    <style:style style:name="P2" style:family="paragraph" style:parent-style-name="Text_20_body">
      <style:paragraph-properties fo:margin-left="0cm" fo:margin-right="0cm" fo:margin-top="0.199cm" fo:margin-bottom="0.199cm" loext:contextual-spacing="false" fo:line-height="100%" fo:text-indent="0cm" style:auto-text-indent="false" fo:padding="0.049cm" fo:border-left="none" fo:border-right="none" fo:border-top="0.06pt solid #000000" fo:border-bottom="none" style:shadow="none">
        <style:tab-stops>
          <style:tab-stop style:position="17.013cm" style:type="right"/>
        </style:tab-stops>
      </style:paragraph-properties>
      <style:text-properties fo:font-variant="small-caps" style:font-name="Bodoni 72 Oldstyle1"/>
    </style:style>
    <style:style style:name="P3" style:family="paragraph" style:parent-style-name="Heading_20_1">
      <style:paragraph-properties fo:padding="0cm" fo:border="none"/>
      <style:text-properties officeooo:rsid="001da00f" officeooo:paragraph-rsid="001da00f"/>
    </style:style>
    <style:style style:name="P4" style:family="paragraph" style:parent-style-name="Text_20_body">
      <loext:graphic-properties draw:fill="solid" draw:fill-color="#eeeeee" draw:opacity="100%"/>
      <style:paragraph-properties fo:margin-left="0cm" fo:margin-right="0cm" fo:margin-top="0.25cm" fo:margin-bottom="0.25cm" loext:contextual-spacing="false" fo:line-height="120%" fo:text-align="justify" style:justify-single-word="false" fo:text-indent="0cm" style:auto-text-indent="false" fo:background-color="#eeeeee" fo:padding="0cm" fo:border="none"/>
      <style:text-properties officeooo:rsid="001da00f" officeooo:paragraph-rsid="001da00f"/>
    </style:style>
    <style:style style:name="P5" style:family="paragraph" style:parent-style-name="Text_20_body" style:master-page-name="">
      <loext:graphic-properties draw:fill="solid" draw:fill-color="#eeeeee" draw:opacity="100%"/>
      <style:paragraph-properties fo:margin-left="0cm" fo:margin-right="0cm" fo:margin-top="0.25cm" fo:margin-bottom="0.25cm" loext:contextual-spacing="false" fo:line-height="120%" fo:text-align="center" style:justify-single-word="false" fo:text-indent="0cm" style:auto-text-indent="false" style:page-number="auto" fo:background-color="#eeeeee" fo:padding="0cm" fo:border="none"/>
      <style:text-properties officeooo:rsid="001da00f" officeooo:paragraph-rsid="001da00f"/>
    </style:style>
    <style:style style:name="P6" style:family="paragraph" style:parent-style-name="Text_20_body" style:list-style-name="L1">
      <style:paragraph-properties fo:padding="0cm" fo:border="none"/>
      <style:text-properties officeooo:rsid="001da00f" officeooo:paragraph-rsid="001da00f"/>
    </style:style>
    <style:style style:name="P7" style:family="paragraph" style:parent-style-name="Text_20_body" style:list-style-name="L1">
      <style:paragraph-properties fo:padding="0cm" fo:border="none"/>
      <style:text-properties officeooo:rsid="002065ed" officeooo:paragraph-rsid="002065ed"/>
    </style:style>
    <style:style style:name="T1" style:family="text">
      <style:text-properties fo:font-variant="small-caps" style:font-name="Bodoni 72 Oldstyle1" officeooo:rsid="001c6c9d"/>
    </style:style>
    <style:style style:name="T2" style:family="text">
      <style:text-properties fo:font-variant="small-caps" style:font-name="Bodoni 72 Oldstyle1" officeooo:rsid="001da0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ea649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0cef3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a649" style:font-style-asian="normal" style:font-style-complex="normal"/>
    </style:style>
    <style:style style:name="T9" style:family="text">
      <style:text-properties fo:font-style="normal" fo:font-weight="normal" officeooo:rsid="0020cef3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áctica 3</text:h>
      <text:p text:style-name="P5">Práctica guiada por el profesor</text:p>
      <text:p text:style-name="P4">En esta práctica vamos a crear listas insertar unas imágenes y crearemos clases para cada elemento que tenemos en nuestra página web. Todo esto lo crearemos sobre nuestro fichero index.html</text:p>
      <text:list xml:id="list8126867882972066858" text:style-name="L1">
        <text:list-item>
          <text:p text:style-name="P6">En el elemento <text:span text:style-name="T3">nav</text:span><text:span text:style-name="T7"> vamos a crear un lista no numerada con los elementos </text:span><text:span text:style-name="T3">alumnos de ciencias, alumnos de ccss y alumnos de humanidades. </text:span><text:span text:style-name="T8">Además en el elemento </text:span><text:span text:style-name="T4">nav</text:span><text:span text:style-name="T8"> crearemos un clase llamada menú.</text:span></text:p>
        </text:list-item>
        <text:list-item>
          <text:p text:style-name="P7"><text:span text:style-name="T8">E</text:span><text:span text:style-name="T7">n el elemento </text:span><text:span text:style-name="T3">section</text:span><text:span text:style-name="T7"> le pondremos una clase llamada cursos. En el primer elemento article pondremos una clase llamada curso y antes del encabezado insertaremos la imagen </text:span><text:span text:style-name="T3">ciencias.jpg. </text:span><text:span text:style-name="T5">Nota: Borramos </text:span><text:span text:style-name="T6">el</text:span><text:span text:style-name="T5"> id que tenemos del ejercicio anterior. </text:span><text:span text:style-name="T9">Haz lo mismo para cada elemento article y deja un único párrafo Lorem…</text:span></text:p>
        </text:list-item>
        <text:list-item>
          <text:p text:style-name="P7"><text:span text:style-name="T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doni 72 Oldstyle1" svg:font-family="'Bodoni 72 Oldstyle'" style:font-pitch="variable"/>
    <style:font-face style:name="Bodoni 72 Oldstyle" svg:font-family="'Bodoni 72 Oldstyle'" style:font-adornments="Book" style:font-pitch="variable"/>
    <style:font-face style:name="Bodoni 72 Smallcaps" svg:font-family="'Bodoni 72 Smallcaps'" style:font-adornments="Negri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25cm" fo:margin-bottom="0.25cm" loext:contextual-spacing="false" fo:line-height="120%" fo:text-align="justify" style:justify-single-word="false" fo:text-indent="1.199cm" style:auto-text-indent="false" style:page-number="auto"/>
      <style:text-properties style:font-name="Bodoni 72 Oldstyle" fo:font-family="'Bodoni 72 Oldstyle'" style:font-style-name="Book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solid" draw:fill-color="#eeeeee" draw:opacity="100%" draw:fill-image-width="0cm" draw:fill-image-height="0cm"/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 fo:background-color="#eeeeee" fo:padding="0.049cm" fo:border-left="none" fo:border-right="none" fo:border-top="none" fo:border-bottom="0.06pt solid #0000ff" style:shadow="none">
        <style:tab-stops/>
      </style:paragraph-properties>
      <style:text-properties fo:color="#0066ff" style:font-name="Bodoni 72 Smallcaps" fo:font-family="'Bodoni 72 Smallcaps'" style:font-style-name="Negrita" style:font-pitch="variable"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/>
      <style:text-properties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1" style:next-style-name="Text_20_body" style:auto-update="true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95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padding="0.049cm" fo:border-left="none" fo:border-right="none" fo:border-top="none" fo:border-bottom="0.06pt solid #000000" style:shadow="none">
        <style:tab-stops>
          <style:tab-stop style:position="1.588cm"/>
          <style:tab-stop style:position="16.907cm" style:type="right"/>
        </style:tab-stops>
      </style:paragraph-properties>
    </style:style>
    <style:style style:name="MP2" style:family="paragraph" style:parent-style-name="Text_20_body">
      <style:paragraph-properties fo:margin-left="0cm" fo:margin-right="0cm" fo:margin-top="0.199cm" fo:margin-bottom="0.199cm" loext:contextual-spacing="false" fo:line-height="100%" fo:text-indent="0cm" style:auto-text-indent="false" fo:padding="0.049cm" fo:border-left="none" fo:border-right="none" fo:border-top="0.06pt solid #000000" fo:border-bottom="none" style:shadow="none">
        <style:tab-stops>
          <style:tab-stop style:position="17.013cm" style:type="right"/>
        </style:tab-stops>
      </style:paragraph-properties>
      <style:text-properties fo:font-variant="small-caps" style:font-name="Bodoni 72 Oldstyle1"/>
    </style:style>
    <style:style style:name="MT1" style:family="text">
      <style:text-properties fo:font-variant="small-caps" style:font-name="Bodoni 72 Oldstyle1" officeooo:rsid="001c6c9d"/>
    </style:style>
    <style:style style:name="MT2" style:family="text">
      <style:text-properties fo:font-variant="small-caps" style:font-name="Bodoni 72 Oldstyle1" officeooo:rsid="001da00f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06cm" svg:y="0.189cm" svg:width="1.45cm" svg:height="0.49cm" draw:z-index="0"><draw:image xlink:href="Pictures/10000000000000760000002947AFB4E0F5E5E60B.png" xlink:type="simple" xlink:show="embed" xlink:actuate="onLoad"/></draw:frame><text:tab/><text:span text:style-name="MT1">Gonzalo Ruiz Arenas<text:tab/></text:span><text:span text:style-name="MT2">Práctica 3</text:span><text:span text:style-name="MT1">: </text:span><text:span text:style-name="MT2">Listas y Clases</text:span></text:p>
      </style:header>
      <style:footer>
        <text:p text:style-name="MP2">Ies La Encantá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22:40:28.447569000</meta:creation-date>
    <dc:title>ies</dc:title>
    <meta:editing-duration>PT15M48S</meta:editing-duration>
    <meta:editing-cycles>2</meta:editing-cycles>
    <meta:generator>LibreOffice/5.1.6.2$MacOSX_X86_64 LibreOffice_project/07ac168c60a517dba0f0d7bc7540f5afa45f0909</meta:generator>
    <dc:date>2017-01-30T23:27:05.208994000</dc:date>
    <meta:document-statistic meta:table-count="0" meta:image-count="1" meta:object-count="0" meta:page-count="1" meta:paragraph-count="8" meta:word-count="136" meta:character-count="806" meta:non-whitespace-character-count="679"/>
    <meta:template xlink:type="simple" xlink:actuate="onRequest" xlink:title="ies" xlink:href="../../../../../../../Library/Application%20Support/LibreOffice/4/user/template/ies1.ott" meta:date="2017-01-30T22:40:27.727126000"/>
  </office:meta>
</office:document-meta>
</file>